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TextHandler.getPS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TextHandler.escapeText( final String text , StringBuffer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tiveTextHandler.drawString( Graphics2D g , String s ,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ativeTextHandler.createFont( java . awt . Font 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tiveTextHandler.establishCurrentFo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TextHandler.writePage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tiveTextHandler.NativeTextHandler( PSGraphics2D g2d , FontInfo fon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tiveTextHandler.setup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TextHandler.write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tiveTextHandler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TextHandler.drawString( String text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TextHandler.setOverrideFont( Font 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